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Logger.getTaskElement( Task tas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Logger.getDocument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Logger.setErrorPrintStream( PrintStream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Logger.targetFinished( Build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Logger.setOutputPrintStream( Prin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ogg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Logger.synchronizedAppend( Node parent , 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Logger.buildFinished( Build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Logger.Xml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Logger.setEmacsMode( boolean emacs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Logg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med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ogger.get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Logger.taskStart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Logger.setMessageOutput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ogger.messageLogged( BuildEvent ev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mlLogger.taskFinished( Build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